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7315" officeooo:paragraph-rsid="00117315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gr1" style:family="graphic">
      <style:graphic-properties draw:stroke="none" svg:stroke-color="#000000" draw:fill="none" draw:fill-color="#ffffff" fo:min-height="0.64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77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7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9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61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7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44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tyle:run-through="foreground" style:vertical-pos="from-top" style:vertical-rel="paragraph" style:horizontal-pos="from-left" style:horizontal-rel="paragraph"/>
    </style:style>
    <style:style style:name="gr10" style:family="graphic">
      <style:graphic-properties style:run-through="foreground"/>
    </style:style>
    <style:style style:name="gr11" style:family="graphic">
      <style:graphic-properties draw:stroke="dash" draw:stroke-dash="Long_20_Dash" draw:fill="none" draw:textarea-horizontal-align="justify" draw:textarea-vertical-align="middle" draw:auto-grow-height="false" fo:min-height="3.611cm" fo:min-width="3.759cm" style:run-through="foreground"/>
    </style:style>
    <style:style style:name="gr12" style:family="graphic">
      <style:graphic-properties draw:stroke="dash" draw:stroke-dash="Long_20_Dash" draw:textarea-horizontal-align="center" draw:textarea-vertical-align="middle" style:run-through="foreground"/>
    </style:style>
    <style:style style:name="gr13" style:family="graphic">
      <style:graphic-properties draw:stroke="dash" draw:stroke-dash="Long_20_Dash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1" draw:style-name="gr9"><draw:g draw:style-name="gr10"><draw:custom-shape draw:name="Фигура1" draw:style-name="gr11" draw:text-style-name="P3" svg:width="4.963cm" svg:height="4.813cm" svg:x="5.172cm" svg:y="-0.351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name="Фигура2" draw:style-name="gr12" draw:text-style-name="P4" svg:x1="6.461cm" svg:y1="-0.351cm" svg:x2="6.544cm" svg:y2="3.369cm"><text:p/></draw:line></draw:g><draw:line draw:name="Фигура4" draw:style-name="gr12" draw:text-style-name="P4" svg:x1="10.134cm" svg:y1="3.304cm" svg:x2="6.544cm" svg:y2="3.369cm"><text:p/></draw:line></draw:g><draw:line text:anchor-type="paragraph" draw:z-index="0" draw:name="Фигура3" draw:style-name="gr13" draw:text-style-name="P4" svg:x1="5.172cm" svg:y1="4.461cm" svg:x2="6.544cm" svg:y2="3.369cm"><text:p/></draw:line><draw:frame text:anchor-type="paragraph" draw:z-index="2" draw:name="Фигура5" draw:style-name="gr8" draw:text-style-name="P2" svg:width="0.678cm" svg:height="0.489cm" svg:x="4.494cm" svg:y="0.526cm"><draw:text-box><text:p>A</text:p></draw:text-box></draw:frame><draw:frame text:anchor-type="paragraph" draw:z-index="3" draw:name="Фигура6" draw:style-name="gr7" draw:text-style-name="P2" svg:width="0.68cm" svg:height="0.763cm" svg:x="9.239cm" svg:y="0.773cm"><draw:text-box><text:p>B</text:p></draw:text-box></draw:frame><draw:frame text:anchor-type="paragraph" draw:z-index="4" draw:name="Фигура7" draw:style-name="gr6" draw:text-style-name="P2" svg:width="0.645cm" svg:height="0.613cm" svg:x="9.208cm" svg:y="4.129cm"><draw:text-box><text:p>C</text:p></draw:text-box></draw:frame><draw:frame text:anchor-type="paragraph" draw:z-index="5" draw:name="Фигура8" draw:style-name="gr5" draw:text-style-name="P2" svg:width="0.844cm" svg:height="0.696cm" svg:x="4.427cm" svg:y="4.295cm"><draw:text-box><text:p>D</text:p></draw:text-box></draw:frame><draw:frame text:anchor-type="paragraph" draw:z-index="6" draw:name="Фигура9" draw:style-name="gr4" draw:text-style-name="P2" svg:width="0.779cm" svg:height="0.678cm" svg:x="5.965cm" svg:y="-0.699cm"><draw:text-box><text:p>A`</text:p></draw:text-box></draw:frame><draw:frame text:anchor-type="paragraph" draw:z-index="7" draw:name="Фигура10" draw:style-name="gr3" draw:text-style-name="P2" svg:width="0.862cm" svg:height="0.779cm" svg:x="10.215cm" svg:y="-0.732cm"><draw:text-box><text:p>B`</text:p></draw:text-box></draw:frame><draw:frame text:anchor-type="paragraph" draw:z-index="8" draw:name="Фигура11" draw:style-name="gr2" draw:text-style-name="P2" svg:width="0.595cm" svg:height="0.662cm" svg:x="10.266cm" svg:y="2.99cm"><draw:text-box><text:p>C`</text:p></draw:text-box></draw:frame><draw:frame text:anchor-type="paragraph" draw:z-index="9" draw:name="Фигура12" draw:style-name="gr1" draw:text-style-name="P2" svg:width="0.629cm" svg:height="0.646cm" svg:x="5.916cm" svg:y="2.972cm"><draw:text-box><text:p>D`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3:47:10.781501806</meta:creation-date>
    <dc:date>2021-09-17T14:05:00.860455219</dc:date>
    <meta:editing-duration>PT7M3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